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637cm"/>
    </style:style>
    <style:style style:name="co2" style:family="table-column">
      <style:table-column-properties fo:break-before="auto" style:column-width="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RF" table:style-name="ta1">
        <table:table-column table:style-name="co1" table:default-cell-style-name="Default"/>
        <table:table-column table:style-name="co2" table:number-columns-repeated="166" table:default-cell-style-name="ce1"/>
        <table:table-row table:style-name="ro1"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Abra</text:p>
          </table:table-cell>
          <table:table-cell table:style-name="Default" office:value-type="string" calcext:value-type="string">
            <text:p>Aerodactyl</text:p>
          </table:table-cell>
          <table:table-cell table:style-name="Default" office:value-type="string" calcext:value-type="string">
            <text:p>AerodactylMega Aerodactyl</text:p>
          </table:table-cell>
          <table:table-cell table:style-name="Default" office:value-type="string" calcext:value-type="string">
            <text:p>Alakazam</text:p>
          </table:table-cell>
          <table:table-cell table:style-name="Default" office:value-type="string" calcext:value-type="string">
            <text:p>AlakazamMega Alakazam</text:p>
          </table:table-cell>
          <table:table-cell table:style-name="Default" office:value-type="string" calcext:value-type="string">
            <text:p>Arbok</text:p>
          </table:table-cell>
          <table:table-cell table:style-name="Default" office:value-type="string" calcext:value-type="string">
            <text:p>Arcanine</text:p>
          </table:table-cell>
          <table:table-cell table:style-name="Default" office:value-type="string" calcext:value-type="string">
            <text:p>Articuno</text:p>
          </table:table-cell>
          <table:table-cell table:style-name="Default" office:value-type="string" calcext:value-type="string">
            <text:p>Beedrill</text:p>
          </table:table-cell>
          <table:table-cell table:style-name="Default" office:value-type="string" calcext:value-type="string">
            <text:p>BeedrillMega Beedrill</text:p>
          </table:table-cell>
          <table:table-cell table:style-name="Default" office:value-type="string" calcext:value-type="string">
            <text:p>Bellsprout</text:p>
          </table:table-cell>
          <table:table-cell table:style-name="Default" office:value-type="string" calcext:value-type="string">
            <text:p>Blastoise</text:p>
          </table:table-cell>
          <table:table-cell table:style-name="Default" office:value-type="string" calcext:value-type="string">
            <text:p>BlastoiseMega Blastoise</text:p>
          </table:table-cell>
          <table:table-cell table:style-name="Default" office:value-type="string" calcext:value-type="string">
            <text:p>Bulbasaur</text:p>
          </table:table-cell>
          <table:table-cell table:style-name="Default" office:value-type="string" calcext:value-type="string">
            <text:p>Butterfree</text:p>
          </table:table-cell>
          <table:table-cell table:style-name="Default" office:value-type="string" calcext:value-type="string">
            <text:p>Caterpie</text:p>
          </table:table-cell>
          <table:table-cell table:style-name="Default" office:value-type="string" calcext:value-type="string">
            <text:p>Chansey</text:p>
          </table:table-cell>
          <table:table-cell table:style-name="Default" office:value-type="string" calcext:value-type="string">
            <text:p>Charizard</text:p>
          </table:table-cell>
          <table:table-cell table:style-name="Default" office:value-type="string" calcext:value-type="string">
            <text:p>CharizardMega Charizard X</text:p>
          </table:table-cell>
          <table:table-cell table:style-name="Default" office:value-type="string" calcext:value-type="string">
            <text:p>CharizardMega Charizard Y</text:p>
          </table:table-cell>
          <table:table-cell table:style-name="Default" office:value-type="string" calcext:value-type="string">
            <text:p>Charmander</text:p>
          </table:table-cell>
          <table:table-cell table:style-name="Default" office:value-type="string" calcext:value-type="string">
            <text:p>Charmeleon</text:p>
          </table:table-cell>
          <table:table-cell table:style-name="Default" office:value-type="string" calcext:value-type="string">
            <text:p>Clefable</text:p>
          </table:table-cell>
          <table:table-cell table:style-name="Default" office:value-type="string" calcext:value-type="string">
            <text:p>Clefairy</text:p>
          </table:table-cell>
          <table:table-cell table:style-name="Default" office:value-type="string" calcext:value-type="string">
            <text:p>Cloyster</text:p>
          </table:table-cell>
          <table:table-cell table:style-name="Default" office:value-type="string" calcext:value-type="string">
            <text:p>Cubone</text:p>
          </table:table-cell>
          <table:table-cell table:style-name="Default" office:value-type="string" calcext:value-type="string">
            <text:p>Dewgong</text:p>
          </table:table-cell>
          <table:table-cell table:style-name="Default" office:value-type="string" calcext:value-type="string">
            <text:p>Diglett</text:p>
          </table:table-cell>
          <table:table-cell table:style-name="Default" office:value-type="string" calcext:value-type="string">
            <text:p>Ditto</text:p>
          </table:table-cell>
          <table:table-cell table:style-name="Default" office:value-type="string" calcext:value-type="string">
            <text:p>Dodrio</text:p>
          </table:table-cell>
          <table:table-cell table:style-name="Default" office:value-type="string" calcext:value-type="string">
            <text:p>Doduo</text:p>
          </table:table-cell>
          <table:table-cell table:style-name="Default" office:value-type="string" calcext:value-type="string">
            <text:p>Dragonair</text:p>
          </table:table-cell>
          <table:table-cell table:style-name="Default" office:value-type="string" calcext:value-type="string">
            <text:p>Dragonite</text:p>
          </table:table-cell>
          <table:table-cell table:style-name="Default" office:value-type="string" calcext:value-type="string">
            <text:p>Dratini</text:p>
          </table:table-cell>
          <table:table-cell table:style-name="Default" office:value-type="string" calcext:value-type="string">
            <text:p>Drowzee</text:p>
          </table:table-cell>
          <table:table-cell table:style-name="Default" office:value-type="string" calcext:value-type="string">
            <text:p>Dugtrio</text:p>
          </table:table-cell>
          <table:table-cell table:style-name="Default" office:value-type="string" calcext:value-type="string">
            <text:p>Eevee</text:p>
          </table:table-cell>
          <table:table-cell table:style-name="Default" office:value-type="string" calcext:value-type="string">
            <text:p>Ekans</text:p>
          </table:table-cell>
          <table:table-cell table:style-name="Default" office:value-type="string" calcext:value-type="string">
            <text:p>Electabuzz</text:p>
          </table:table-cell>
          <table:table-cell table:style-name="Default" office:value-type="string" calcext:value-type="string">
            <text:p>Electrode</text:p>
          </table:table-cell>
          <table:table-cell table:style-name="Default" office:value-type="string" calcext:value-type="string">
            <text:p>Exeggcute</text:p>
          </table:table-cell>
          <table:table-cell table:style-name="Default" office:value-type="string" calcext:value-type="string">
            <text:p>Exeggutor</text:p>
          </table:table-cell>
          <table:table-cell table:style-name="Default" office:value-type="string" calcext:value-type="string">
            <text:p>Farfetch'd</text:p>
          </table:table-cell>
          <table:table-cell table:style-name="Default" office:value-type="string" calcext:value-type="string">
            <text:p>Fearow</text:p>
          </table:table-cell>
          <table:table-cell table:style-name="Default" office:value-type="string" calcext:value-type="string">
            <text:p>Flareon</text:p>
          </table:table-cell>
          <table:table-cell table:style-name="Default" office:value-type="string" calcext:value-type="string">
            <text:p>Gastly</text:p>
          </table:table-cell>
          <table:table-cell table:style-name="Default" office:value-type="string" calcext:value-type="string">
            <text:p>Gengar</text:p>
          </table:table-cell>
          <table:table-cell table:style-name="Default" office:value-type="string" calcext:value-type="string">
            <text:p>GengarMega Gengar</text:p>
          </table:table-cell>
          <table:table-cell table:style-name="Default" office:value-type="string" calcext:value-type="string">
            <text:p>Geodude</text:p>
          </table:table-cell>
          <table:table-cell table:style-name="Default" office:value-type="string" calcext:value-type="string">
            <text:p>Gloom</text:p>
          </table:table-cell>
          <table:table-cell table:style-name="Default" office:value-type="string" calcext:value-type="string">
            <text:p>Golbat</text:p>
          </table:table-cell>
          <table:table-cell table:style-name="Default" office:value-type="string" calcext:value-type="string">
            <text:p>Goldeen</text:p>
          </table:table-cell>
          <table:table-cell table:style-name="Default" office:value-type="string" calcext:value-type="string">
            <text:p>Golduck</text:p>
          </table:table-cell>
          <table:table-cell table:style-name="Default" office:value-type="string" calcext:value-type="string">
            <text:p>Golem</text:p>
          </table:table-cell>
          <table:table-cell table:style-name="Default" office:value-type="string" calcext:value-type="string">
            <text:p>Graveler</text:p>
          </table:table-cell>
          <table:table-cell table:style-name="Default" office:value-type="string" calcext:value-type="string">
            <text:p>Grimer</text:p>
          </table:table-cell>
          <table:table-cell table:style-name="Default" office:value-type="string" calcext:value-type="string">
            <text:p>Growlithe</text:p>
          </table:table-cell>
          <table:table-cell table:style-name="Default" office:value-type="string" calcext:value-type="string">
            <text:p>Gyarados</text:p>
          </table:table-cell>
          <table:table-cell table:style-name="Default" office:value-type="string" calcext:value-type="string">
            <text:p>GyaradosMega Gyarados</text:p>
          </table:table-cell>
          <table:table-cell table:style-name="Default" office:value-type="string" calcext:value-type="string">
            <text:p>Haunter</text:p>
          </table:table-cell>
          <table:table-cell table:style-name="Default" office:value-type="string" calcext:value-type="string">
            <text:p>Hitmonchan</text:p>
          </table:table-cell>
          <table:table-cell table:style-name="Default" office:value-type="string" calcext:value-type="string">
            <text:p>Hitmonlee</text:p>
          </table:table-cell>
          <table:table-cell table:style-name="Default" office:value-type="string" calcext:value-type="string">
            <text:p>Horsea</text:p>
          </table:table-cell>
          <table:table-cell table:style-name="Default" office:value-type="string" calcext:value-type="string">
            <text:p>Hypno</text:p>
          </table:table-cell>
          <table:table-cell table:style-name="Default" office:value-type="string" calcext:value-type="string">
            <text:p>Ivysaur</text:p>
          </table:table-cell>
          <table:table-cell table:style-name="Default" office:value-type="string" calcext:value-type="string">
            <text:p>Jigglypuff</text:p>
          </table:table-cell>
          <table:table-cell table:style-name="Default" office:value-type="string" calcext:value-type="string">
            <text:p>Jolteon</text:p>
          </table:table-cell>
          <table:table-cell table:style-name="Default" office:value-type="string" calcext:value-type="string">
            <text:p>Jynx</text:p>
          </table:table-cell>
          <table:table-cell table:style-name="Default" office:value-type="string" calcext:value-type="string">
            <text:p>Kabuto</text:p>
          </table:table-cell>
          <table:table-cell table:style-name="Default" office:value-type="string" calcext:value-type="string">
            <text:p>Kabutops</text:p>
          </table:table-cell>
          <table:table-cell table:style-name="Default" office:value-type="string" calcext:value-type="string">
            <text:p>Kadabra</text:p>
          </table:table-cell>
          <table:table-cell table:style-name="Default" office:value-type="string" calcext:value-type="string">
            <text:p>Kakuna</text:p>
          </table:table-cell>
          <table:table-cell table:style-name="Default" office:value-type="string" calcext:value-type="string">
            <text:p>Kangaskhan</text:p>
          </table:table-cell>
          <table:table-cell table:style-name="Default" office:value-type="string" calcext:value-type="string">
            <text:p>KangaskhanMega Kangaskhan</text:p>
          </table:table-cell>
          <table:table-cell table:style-name="Default" office:value-type="string" calcext:value-type="string">
            <text:p>Kingler</text:p>
          </table:table-cell>
          <table:table-cell table:style-name="Default" office:value-type="string" calcext:value-type="string">
            <text:p>Koffing</text:p>
          </table:table-cell>
          <table:table-cell table:style-name="Default" office:value-type="string" calcext:value-type="string">
            <text:p>Krabby</text:p>
          </table:table-cell>
          <table:table-cell table:style-name="Default" office:value-type="string" calcext:value-type="string">
            <text:p>Lapras</text:p>
          </table:table-cell>
          <table:table-cell table:style-name="Default" office:value-type="string" calcext:value-type="string">
            <text:p>Lickitung</text:p>
          </table:table-cell>
          <table:table-cell table:style-name="Default" office:value-type="string" calcext:value-type="string">
            <text:p>Machamp</text:p>
          </table:table-cell>
          <table:table-cell table:style-name="Default" office:value-type="string" calcext:value-type="string">
            <text:p>Machoke</text:p>
          </table:table-cell>
          <table:table-cell table:style-name="Default" office:value-type="string" calcext:value-type="string">
            <text:p>Machop</text:p>
          </table:table-cell>
          <table:table-cell table:style-name="Default" office:value-type="string" calcext:value-type="string">
            <text:p>Magikarp</text:p>
          </table:table-cell>
          <table:table-cell table:style-name="Default" office:value-type="string" calcext:value-type="string">
            <text:p>Magmar</text:p>
          </table:table-cell>
          <table:table-cell table:style-name="Default" office:value-type="string" calcext:value-type="string">
            <text:p>Magnemite</text:p>
          </table:table-cell>
          <table:table-cell table:style-name="Default" office:value-type="string" calcext:value-type="string">
            <text:p>Magneton</text:p>
          </table:table-cell>
          <table:table-cell table:style-name="Default" office:value-type="string" calcext:value-type="string">
            <text:p>Mankey</text:p>
          </table:table-cell>
          <table:table-cell table:style-name="Default" office:value-type="string" calcext:value-type="string">
            <text:p>Marowak</text:p>
          </table:table-cell>
          <table:table-cell table:style-name="Default" office:value-type="string" calcext:value-type="string">
            <text:p>Meowth</text:p>
          </table:table-cell>
          <table:table-cell table:style-name="Default" office:value-type="string" calcext:value-type="string">
            <text:p>Metapod</text:p>
          </table:table-cell>
          <table:table-cell table:style-name="Default" office:value-type="string" calcext:value-type="string">
            <text:p>Mew</text:p>
          </table:table-cell>
          <table:table-cell table:style-name="Default" office:value-type="string" calcext:value-type="string">
            <text:p>Mewtwo</text:p>
          </table:table-cell>
          <table:table-cell table:style-name="Default" office:value-type="string" calcext:value-type="string">
            <text:p>MewtwoMega Mewtwo X</text:p>
          </table:table-cell>
          <table:table-cell table:style-name="Default" office:value-type="string" calcext:value-type="string">
            <text:p>MewtwoMega Mewtwo Y</text:p>
          </table:table-cell>
          <table:table-cell table:style-name="Default" office:value-type="string" calcext:value-type="string">
            <text:p>Moltres</text:p>
          </table:table-cell>
          <table:table-cell table:style-name="Default" office:value-type="string" calcext:value-type="string">
            <text:p>Mr. Mime</text:p>
          </table:table-cell>
          <table:table-cell table:style-name="Default" office:value-type="string" calcext:value-type="string">
            <text:p>Muk</text:p>
          </table:table-cell>
          <table:table-cell table:style-name="Default" office:value-type="string" calcext:value-type="string">
            <text:p>Nidoking</text:p>
          </table:table-cell>
          <table:table-cell table:style-name="Default" office:value-type="string" calcext:value-type="string">
            <text:p>Nidoqueen</text:p>
          </table:table-cell>
          <table:table-cell table:style-name="Default" office:value-type="string" calcext:value-type="string">
            <text:p>Nidoran♀</text:p>
          </table:table-cell>
          <table:table-cell table:style-name="Default" office:value-type="string" calcext:value-type="string">
            <text:p>Nidoran♂</text:p>
          </table:table-cell>
          <table:table-cell table:style-name="Default" office:value-type="string" calcext:value-type="string">
            <text:p>Nidorina</text:p>
          </table:table-cell>
          <table:table-cell table:style-name="Default" office:value-type="string" calcext:value-type="string">
            <text:p>Nidorino</text:p>
          </table:table-cell>
          <table:table-cell table:style-name="Default" office:value-type="string" calcext:value-type="string">
            <text:p>Ninetales</text:p>
          </table:table-cell>
          <table:table-cell table:style-name="Default" office:value-type="string" calcext:value-type="string">
            <text:p>Oddish</text:p>
          </table:table-cell>
          <table:table-cell table:style-name="Default" office:value-type="string" calcext:value-type="string">
            <text:p>Omanyte</text:p>
          </table:table-cell>
          <table:table-cell table:style-name="Default" office:value-type="string" calcext:value-type="string">
            <text:p>Omastar</text:p>
          </table:table-cell>
          <table:table-cell table:style-name="Default" office:value-type="string" calcext:value-type="string">
            <text:p>Onix</text:p>
          </table:table-cell>
          <table:table-cell table:style-name="Default" office:value-type="string" calcext:value-type="string">
            <text:p>Paras</text:p>
          </table:table-cell>
          <table:table-cell table:style-name="Default" office:value-type="string" calcext:value-type="string">
            <text:p>Parasect</text:p>
          </table:table-cell>
          <table:table-cell table:style-name="Default" office:value-type="string" calcext:value-type="string">
            <text:p>Persian</text:p>
          </table:table-cell>
          <table:table-cell table:style-name="Default" office:value-type="string" calcext:value-type="string">
            <text:p>Pidgeot</text:p>
          </table:table-cell>
          <table:table-cell table:style-name="Default" office:value-type="string" calcext:value-type="string">
            <text:p>PidgeotMega Pidgeot</text:p>
          </table:table-cell>
          <table:table-cell table:style-name="Default" office:value-type="string" calcext:value-type="string">
            <text:p>Pidgeotto</text:p>
          </table:table-cell>
          <table:table-cell table:style-name="Default" office:value-type="string" calcext:value-type="string">
            <text:p>Pidgey</text:p>
          </table:table-cell>
          <table:table-cell table:style-name="Default" office:value-type="string" calcext:value-type="string">
            <text:p>Pikachu</text:p>
          </table:table-cell>
          <table:table-cell table:style-name="Default" office:value-type="string" calcext:value-type="string">
            <text:p>Pinsir</text:p>
          </table:table-cell>
          <table:table-cell table:style-name="Default" office:value-type="string" calcext:value-type="string">
            <text:p>PinsirMega Pinsir</text:p>
          </table:table-cell>
          <table:table-cell table:style-name="Default" office:value-type="string" calcext:value-type="string">
            <text:p>Poliwag</text:p>
          </table:table-cell>
          <table:table-cell table:style-name="Default" office:value-type="string" calcext:value-type="string">
            <text:p>Poliwhirl</text:p>
          </table:table-cell>
          <table:table-cell table:style-name="Default" office:value-type="string" calcext:value-type="string">
            <text:p>Poliwrath</text:p>
          </table:table-cell>
          <table:table-cell table:style-name="Default" office:value-type="string" calcext:value-type="string">
            <text:p>Ponyta</text:p>
          </table:table-cell>
          <table:table-cell table:style-name="Default" office:value-type="string" calcext:value-type="string">
            <text:p>Porygon</text:p>
          </table:table-cell>
          <table:table-cell table:style-name="Default" office:value-type="string" calcext:value-type="string">
            <text:p>Primeape</text:p>
          </table:table-cell>
          <table:table-cell table:style-name="Default" office:value-type="string" calcext:value-type="string">
            <text:p>Psyduck</text:p>
          </table:table-cell>
          <table:table-cell table:style-name="Default" office:value-type="string" calcext:value-type="string">
            <text:p>Raichu</text:p>
          </table:table-cell>
          <table:table-cell table:style-name="Default" office:value-type="string" calcext:value-type="string">
            <text:p>Rapidash</text:p>
          </table:table-cell>
          <table:table-cell table:style-name="Default" office:value-type="string" calcext:value-type="string">
            <text:p>Raticate</text:p>
          </table:table-cell>
          <table:table-cell table:style-name="Default" office:value-type="string" calcext:value-type="string">
            <text:p>Rattata</text:p>
          </table:table-cell>
          <table:table-cell table:style-name="Default" office:value-type="string" calcext:value-type="string">
            <text:p>Rhydon</text:p>
          </table:table-cell>
          <table:table-cell table:style-name="Default" office:value-type="string" calcext:value-type="string">
            <text:p>Rhyhorn</text:p>
          </table:table-cell>
          <table:table-cell table:style-name="Default" office:value-type="string" calcext:value-type="string">
            <text:p>Sandshrew</text:p>
          </table:table-cell>
          <table:table-cell table:style-name="Default" office:value-type="string" calcext:value-type="string">
            <text:p>Sandslash</text:p>
          </table:table-cell>
          <table:table-cell table:style-name="Default" office:value-type="string" calcext:value-type="string">
            <text:p>Scyther</text:p>
          </table:table-cell>
          <table:table-cell table:style-name="Default" office:value-type="string" calcext:value-type="string">
            <text:p>Seadra</text:p>
          </table:table-cell>
          <table:table-cell table:style-name="Default" office:value-type="string" calcext:value-type="string">
            <text:p>Seaking</text:p>
          </table:table-cell>
          <table:table-cell table:style-name="Default" office:value-type="string" calcext:value-type="string">
            <text:p>Seel</text:p>
          </table:table-cell>
          <table:table-cell table:style-name="Default" office:value-type="string" calcext:value-type="string">
            <text:p>Shellder</text:p>
          </table:table-cell>
          <table:table-cell table:style-name="Default" office:value-type="string" calcext:value-type="string">
            <text:p>Slowbro</text:p>
          </table:table-cell>
          <table:table-cell table:style-name="Default" office:value-type="string" calcext:value-type="string">
            <text:p>SlowbroMega Slowbro</text:p>
          </table:table-cell>
          <table:table-cell table:style-name="Default" office:value-type="string" calcext:value-type="string">
            <text:p>Slowpoke</text:p>
          </table:table-cell>
          <table:table-cell table:style-name="Default" office:value-type="string" calcext:value-type="string">
            <text:p>Snorlax</text:p>
          </table:table-cell>
          <table:table-cell table:style-name="Default" office:value-type="string" calcext:value-type="string">
            <text:p>Spearow</text:p>
          </table:table-cell>
          <table:table-cell table:style-name="Default" office:value-type="string" calcext:value-type="string">
            <text:p>Squirtle</text:p>
          </table:table-cell>
          <table:table-cell table:style-name="Default" office:value-type="string" calcext:value-type="string">
            <text:p>Starmie</text:p>
          </table:table-cell>
          <table:table-cell table:style-name="Default" office:value-type="string" calcext:value-type="string">
            <text:p>Staryu</text:p>
          </table:table-cell>
          <table:table-cell table:style-name="Default" office:value-type="string" calcext:value-type="string">
            <text:p>Tangela</text:p>
          </table:table-cell>
          <table:table-cell table:style-name="Default" office:value-type="string" calcext:value-type="string">
            <text:p>Tauros</text:p>
          </table:table-cell>
          <table:table-cell table:style-name="Default" office:value-type="string" calcext:value-type="string">
            <text:p>Tentacool</text:p>
          </table:table-cell>
          <table:table-cell table:style-name="Default" office:value-type="string" calcext:value-type="string">
            <text:p>Tentacruel</text:p>
          </table:table-cell>
          <table:table-cell table:style-name="Default" office:value-type="string" calcext:value-type="string">
            <text:p>Vaporeon</text:p>
          </table:table-cell>
          <table:table-cell table:style-name="Default" office:value-type="string" calcext:value-type="string">
            <text:p>Venomoth</text:p>
          </table:table-cell>
          <table:table-cell table:style-name="Default" office:value-type="string" calcext:value-type="string">
            <text:p>Venonat</text:p>
          </table:table-cell>
          <table:table-cell table:style-name="Default" office:value-type="string" calcext:value-type="string">
            <text:p>Venusaur</text:p>
          </table:table-cell>
          <table:table-cell table:style-name="Default" office:value-type="string" calcext:value-type="string">
            <text:p>VenusaurMega Venusaur</text:p>
          </table:table-cell>
          <table:table-cell table:style-name="Default" office:value-type="string" calcext:value-type="string">
            <text:p>Victreebel</text:p>
          </table:table-cell>
          <table:table-cell table:style-name="Default" office:value-type="string" calcext:value-type="string">
            <text:p>Vileplume</text:p>
          </table:table-cell>
          <table:table-cell table:style-name="Default" office:value-type="string" calcext:value-type="string">
            <text:p>Voltorb</text:p>
          </table:table-cell>
          <table:table-cell table:style-name="Default" office:value-type="string" calcext:value-type="string">
            <text:p>Vulpix</text:p>
          </table:table-cell>
          <table:table-cell table:style-name="Default" office:value-type="string" calcext:value-type="string">
            <text:p>Wartortle</text:p>
          </table:table-cell>
          <table:table-cell table:style-name="Default" office:value-type="string" calcext:value-type="string">
            <text:p>Weedle</text:p>
          </table:table-cell>
          <table:table-cell table:style-name="Default" office:value-type="string" calcext:value-type="string">
            <text:p>Weepinbell</text:p>
          </table:table-cell>
          <table:table-cell table:style-name="Default" office:value-type="string" calcext:value-type="string">
            <text:p>Weezing</text:p>
          </table:table-cell>
          <table:table-cell table:style-name="Default" office:value-type="string" calcext:value-type="string">
            <text:p>Wigglytuff</text:p>
          </table:table-cell>
          <table:table-cell table:style-name="Default" office:value-type="string" calcext:value-type="string">
            <text:p>Zapdos</text:p>
          </table:table-cell>
          <table:table-cell table:style-name="Default" office:value-type="string" calcext:value-type="string">
            <text:p>Zubat</text:p>
          </table:table-cell>
        </table:table-row>
        <table:table-row table:style-name="ro1">
          <table:table-cell office:value-type="string" calcext:value-type="string">
            <text:p>Abra</text:p>
          </table:table-cell>
          <table:table-cell office:value-type="float" office:value="4" calcext:value-type="float">
            <text:p>4</text:p>
          </table:table-cell>
          <table:table-cell table:number-columns-repeated="16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erodactyl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6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erodactylMega Aerodac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6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akaz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6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akazamMega Alakazam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6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bok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6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canin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5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no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5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edrill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5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edrillMega Beedrill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5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llsprout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5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astoise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5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astoiseMega Blastoise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5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lbasaur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5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tterfree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5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terpi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5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nsey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4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rizard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4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rizardMega Charizard X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4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rizardMega Charizard Y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4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rmander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4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rmeleon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4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efable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4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efairy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4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oyster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4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ubone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4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wgong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3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glett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3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tto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drio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3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duo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3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agonair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3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agonite</text:p>
          </table:table-cell>
          <table:table-cell table:number-columns-repeated="3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3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atini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3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owzee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3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gtrio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3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evee</text:p>
          </table:table-cell>
          <table:table-cell table:number-columns-repeated="3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2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kans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2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lectabuzz</text:p>
          </table:table-cell>
          <table:table-cell table:number-columns-repeated="3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lectrode</text:p>
          </table:table-cell>
          <table:table-cell table:number-columns-repeated="3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2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eggcute</text:p>
          </table:table-cell>
          <table:table-cell table:number-columns-repeated="40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2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eggutor</text:p>
          </table:table-cell>
          <table:table-cell table:number-columns-repeated="4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2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rfetch'd</text:p>
          </table:table-cell>
          <table:table-cell table:number-columns-repeated="4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2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arow</text:p>
          </table:table-cell>
          <table:table-cell table:number-columns-repeated="4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2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lareon</text:p>
          </table:table-cell>
          <table:table-cell table:number-columns-repeated="4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2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stly</text:p>
          </table:table-cell>
          <table:table-cell table:number-columns-repeated="4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gar</text:p>
          </table:table-cell>
          <table:table-cell table:number-columns-repeated="4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garMega Gengar</text:p>
          </table:table-cell>
          <table:table-cell table:number-columns-repeated="4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odude</text:p>
          </table:table-cell>
          <table:table-cell table:number-columns-repeated="4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loom</text:p>
          </table:table-cell>
          <table:table-cell table:number-columns-repeated="4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olbat</text:p>
          </table:table-cell>
          <table:table-cell table:number-columns-repeated="50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oldeen</text:p>
          </table:table-cell>
          <table:table-cell table:number-columns-repeated="5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olduck</text:p>
          </table:table-cell>
          <table:table-cell table:number-columns-repeated="5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olem</text:p>
          </table:table-cell>
          <table:table-cell table:number-columns-repeated="5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aveler</text:p>
          </table:table-cell>
          <table:table-cell table:number-columns-repeated="5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imer</text:p>
          </table:table-cell>
          <table:table-cell table:number-columns-repeated="5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wlithe</text:p>
          </table:table-cell>
          <table:table-cell table:number-columns-repeated="5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yarados</text:p>
          </table:table-cell>
          <table:table-cell table:number-columns-repeated="5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yaradosMega Gyarados</text:p>
          </table:table-cell>
          <table:table-cell table:number-columns-repeated="5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unter</text:p>
          </table:table-cell>
          <table:table-cell table:number-columns-repeated="5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itmonchan</text:p>
          </table:table-cell>
          <table:table-cell table:number-columns-repeated="60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itmonlee</text:p>
          </table:table-cell>
          <table:table-cell table:number-columns-repeated="6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rsea</text:p>
          </table:table-cell>
          <table:table-cell table:number-columns-repeated="6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ypno</text:p>
          </table:table-cell>
          <table:table-cell table:number-columns-repeated="6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vysaur</text:p>
          </table:table-cell>
          <table:table-cell table:number-columns-repeated="4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igglypuff</text:p>
          </table:table-cell>
          <table:table-cell table:number-columns-repeated="6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olteon</text:p>
          </table:table-cell>
          <table:table-cell table:number-columns-repeated="6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ynx</text:p>
          </table:table-cell>
          <table:table-cell table:number-columns-repeated="6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buto</text:p>
          </table:table-cell>
          <table:table-cell table:number-columns-repeated="6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butops</text:p>
          </table:table-cell>
          <table:table-cell table:number-columns-repeated="6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dabra</text:p>
          </table:table-cell>
          <table:table-cell table:number-columns-repeated="70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kuna</text:p>
          </table:table-cell>
          <table:table-cell table:number-columns-repeated="7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ngaskhan</text:p>
          </table:table-cell>
          <table:table-cell table:number-columns-repeated="7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ngaskhanMega Kangaskhan</text:p>
          </table:table-cell>
          <table:table-cell table:number-columns-repeated="7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ingler</text:p>
          </table:table-cell>
          <table:table-cell table:number-columns-repeated="7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offing</text:p>
          </table:table-cell>
          <table:table-cell table:number-columns-repeated="7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rabby</text:p>
          </table:table-cell>
          <table:table-cell table:number-columns-repeated="7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8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pras</text:p>
          </table:table-cell>
          <table:table-cell table:number-columns-repeated="7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8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ckitung</text:p>
          </table:table-cell>
          <table:table-cell table:number-columns-repeated="7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8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amp</text:p>
          </table:table-cell>
          <table:table-cell table:number-columns-repeated="7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8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oke</text:p>
          </table:table-cell>
          <table:table-cell table:number-columns-repeated="80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8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op</text:p>
          </table:table-cell>
          <table:table-cell table:number-columns-repeated="8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8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gikarp</text:p>
          </table:table-cell>
          <table:table-cell table:number-columns-repeated="8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8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gmar</text:p>
          </table:table-cell>
          <table:table-cell table:number-columns-repeated="8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gnemite</text:p>
          </table:table-cell>
          <table:table-cell table:number-columns-repeated="8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gneton</text:p>
          </table:table-cell>
          <table:table-cell table:number-columns-repeated="8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8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nkey</text:p>
          </table:table-cell>
          <table:table-cell table:number-columns-repeated="8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owak</text:p>
          </table:table-cell>
          <table:table-cell table:number-columns-repeated="8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owth</text:p>
          </table:table-cell>
          <table:table-cell table:number-columns-repeated="8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tapod</text:p>
          </table:table-cell>
          <table:table-cell table:number-columns-repeated="8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w</text:p>
          </table:table-cell>
          <table:table-cell table:number-columns-repeated="90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wtwo</text:p>
          </table:table-cell>
          <table:table-cell table:number-columns-repeated="9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wtwoMega Mewtwo X</text:p>
          </table:table-cell>
          <table:table-cell table:number-columns-repeated="9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wtwoMega Mewtwo Y</text:p>
          </table:table-cell>
          <table:table-cell table:number-columns-repeated="9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ltres</text:p>
          </table:table-cell>
          <table:table-cell table:number-columns-repeated="9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r. Mime</text:p>
          </table:table-cell>
          <table:table-cell table:number-columns-repeated="9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k</text:p>
          </table:table-cell>
          <table:table-cell table:number-columns-repeated="9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idoking</text:p>
          </table:table-cell>
          <table:table-cell table:number-columns-repeated="9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idoqueen</text:p>
          </table:table-cell>
          <table:table-cell table:number-columns-repeated="9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idoran♀</text:p>
          </table:table-cell>
          <table:table-cell table:number-columns-repeated="9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idoran♂</text:p>
          </table:table-cell>
          <table:table-cell table:number-columns-repeated="9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idorina</text:p>
          </table:table-cell>
          <table:table-cell table:number-columns-repeated="10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idorino</text:p>
          </table:table-cell>
          <table:table-cell table:number-columns-repeated="10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inetales</text:p>
          </table:table-cell>
          <table:table-cell table:number-columns-repeated="10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ddish</text:p>
          </table:table-cell>
          <table:table-cell table:number-columns-repeated="10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manyte</text:p>
          </table:table-cell>
          <table:table-cell table:number-columns-repeated="10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mastar</text:p>
          </table:table-cell>
          <table:table-cell table:number-columns-repeated="10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nix</text:p>
          </table:table-cell>
          <table:table-cell table:number-columns-repeated="10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ras</text:p>
          </table:table-cell>
          <table:table-cell table:number-columns-repeated="10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rasect</text:p>
          </table:table-cell>
          <table:table-cell table:number-columns-repeated="10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rsian</text:p>
          </table:table-cell>
          <table:table-cell table:number-columns-repeated="110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dgeot</text:p>
          </table:table-cell>
          <table:table-cell table:number-columns-repeated="11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dgeotMega Pidgeot</text:p>
          </table:table-cell>
          <table:table-cell table:number-columns-repeated="11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dgeotto</text:p>
          </table:table-cell>
          <table:table-cell table:number-columns-repeated="11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dgey</text:p>
          </table:table-cell>
          <table:table-cell table:number-columns-repeated="11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kachu</text:p>
          </table:table-cell>
          <table:table-cell table:number-columns-repeated="11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nsir</text:p>
          </table:table-cell>
          <table:table-cell table:number-columns-repeated="11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nsirMega Pinsir</text:p>
          </table:table-cell>
          <table:table-cell table:number-columns-repeated="11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liwag</text:p>
          </table:table-cell>
          <table:table-cell table:number-columns-repeated="11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liwhirl</text:p>
          </table:table-cell>
          <table:table-cell table:number-columns-repeated="1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liwrath</text:p>
          </table:table-cell>
          <table:table-cell table:number-columns-repeated="120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nyta</text:p>
          </table:table-cell>
          <table:table-cell table:number-columns-repeated="12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rygon</text:p>
          </table:table-cell>
          <table:table-cell table:number-columns-repeated="12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imeape</text:p>
          </table:table-cell>
          <table:table-cell table:number-columns-repeated="12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syduck</text:p>
          </table:table-cell>
          <table:table-cell table:number-columns-repeated="12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ichu</text:p>
          </table:table-cell>
          <table:table-cell table:number-columns-repeated="12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pidash</text:p>
          </table:table-cell>
          <table:table-cell table:number-columns-repeated="12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ticate</text:p>
          </table:table-cell>
          <table:table-cell table:number-columns-repeated="12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ttata</text:p>
          </table:table-cell>
          <table:table-cell table:number-columns-repeated="8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hydon</text:p>
          </table:table-cell>
          <table:table-cell table:number-columns-repeated="12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hyhorn</text:p>
          </table:table-cell>
          <table:table-cell table:number-columns-repeated="130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ndshrew</text:p>
          </table:table-cell>
          <table:table-cell table:number-columns-repeated="13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ndslash</text:p>
          </table:table-cell>
          <table:table-cell table:number-columns-repeated="13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yther</text:p>
          </table:table-cell>
          <table:table-cell table:number-columns-repeated="13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adra</text:p>
          </table:table-cell>
          <table:table-cell table:number-columns-repeated="13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aking</text:p>
          </table:table-cell>
          <table:table-cell table:number-columns-repeated="13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el</text:p>
          </table:table-cell>
          <table:table-cell table:number-columns-repeated="13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ellder</text:p>
          </table:table-cell>
          <table:table-cell table:number-columns-repeated="13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lowbro</text:p>
          </table:table-cell>
          <table:table-cell table:number-columns-repeated="13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lowbroMega Slowbro</text:p>
          </table:table-cell>
          <table:table-cell table:number-columns-repeated="13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lowpoke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norlax</text:p>
          </table:table-cell>
          <table:table-cell table:number-columns-repeated="14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earow</text:p>
          </table:table-cell>
          <table:table-cell table:number-columns-repeated="14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quirtle</text:p>
          </table:table-cell>
          <table:table-cell table:number-columns-repeated="14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rmie</text:p>
          </table:table-cell>
          <table:table-cell table:number-columns-repeated="14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ryu</text:p>
          </table:table-cell>
          <table:table-cell table:number-columns-repeated="14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ngela</text:p>
          </table:table-cell>
          <table:table-cell table:number-columns-repeated="14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uros</text:p>
          </table:table-cell>
          <table:table-cell table:number-columns-repeated="14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ntacool</text:p>
          </table:table-cell>
          <table:table-cell table:number-columns-repeated="14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ntacruel</text:p>
          </table:table-cell>
          <table:table-cell table:number-columns-repeated="14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poreon</text:p>
          </table:table-cell>
          <table:table-cell table:number-columns-repeated="150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enomoth</text:p>
          </table:table-cell>
          <table:table-cell table:number-columns-repeated="15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enonat</text:p>
          </table:table-cell>
          <table:table-cell table:number-columns-repeated="15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enusaur</text:p>
          </table:table-cell>
          <table:table-cell table:number-columns-repeated="15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enusaurMega Venusaur</text:p>
          </table:table-cell>
          <table:table-cell table:number-columns-repeated="15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ctreebel</text:p>
          </table:table-cell>
          <table:table-cell table:number-columns-repeated="15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leplume</text:p>
          </table:table-cell>
          <table:table-cell table:number-columns-repeated="15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oltorb</text:p>
          </table:table-cell>
          <table:table-cell table:number-columns-repeated="15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ulpix</text:p>
          </table:table-cell>
          <table:table-cell table:number-columns-repeated="15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artortle</text:p>
          </table:table-cell>
          <table:table-cell table:number-columns-repeated="15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edle</text:p>
          </table:table-cell>
          <table:table-cell table:number-columns-repeated="160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epinbell</text:p>
          </table:table-cell>
          <table:table-cell table:number-columns-repeated="16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ezing</text:p>
          </table:table-cell>
          <table:table-cell table:number-columns-repeated="16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gglytuff</text:p>
          </table:table-cell>
          <table:table-cell table:number-columns-repeated="16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apdos</text:p>
          </table:table-cell>
          <table:table-cell table:number-columns-repeated="16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ubat</text:p>
          </table:table-cell>
          <table:table-cell table:number-columns-repeated="16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calcext:conditional-formats>
          <calcext:conditional-format calcext:target-range-address="RF.B2:RF.FK16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2-07T17:55:48.123028950</dc:date>
    <meta:editing-duration>PT9M15S</meta:editing-duration>
    <meta:editing-cycles>1</meta:editing-cycles>
    <meta:document-statistic meta:table-count="1" meta:cell-count="27889" meta:object-count="0"/>
    <meta:generator>LibreOffice/7.4.7.2$Linux_X86_64 LibreOffice_project/40$Build-2</meta:generator>
  </office:meta>
</office:document-meta>
</file>